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7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8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19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5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8" style:family="paragraph" style:parent-style-name="Heading_20_1">
      <style:text-properties style:font-name="Times New Roman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emória Virtual<text:line-break/>Caso de Uso: Excluir autor</text:p>
      <text:h text:style-name="P28" text:outline-level="1">Breve Descrição</text:h>
      <text:p text:style-name="P7">Este caso de uso permite ao catalogador excluir dados relacionados à autoria.</text:p>
      <text:h text:style-name="P28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s dados de qualquer <text:s/>autor.</text:span></text:h>
      <text:h text:style-name="P28" text:outline-level="1">Pré-condições</text:h>
      <text:p text:style-name="P7">O usuário estar logado no sistema.</text:p>
      <text:p text:style-name="P7">O Autor que se deseja excluir estar cadastrado no sistema.</text:p>
      <text:h text:style-name="P28" text:outline-level="1">Fluxo Básico de eventos</text:h>
      <text:list xml:id="list1290419832" text:style-name="WW8Num7">
        <text:list-item text:start-value="1">
          <text:p text:style-name="P17"><text:s/>O Catalogador seleciona a opção “Excluir Autor”;</text:p>
        </text:list-item>
        <text:list-item>
          <text:p text:style-name="P17">O sistema exibe uma tela contendo:</text:p>
          <text:list>
            <text:list-item>
              <text:list>
                <text:list-header>
                  <text:p text:style-name="P18"><text:span text:style-name="T10"><text:s/>- campo para inserir “Nome” para buscar o Autor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19"><text:s text:c="27"/>- opção “Confirmar” para confirmar <text:s/>a exclusão;</text:p>
                      <text:p text:style-name="P21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<text:span text:style-name="Fonte_20_parág._20_padrão"><text:span text:style-name="T10">3. <text:s/>O Catalogador digita o nome do autor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><text:span text:style-name="Fonte_20_parág._20_padrão"><text:span text:style-name="T10"><text:s/><text:tab/> <text:s text:c="6"/>4. <text:s text:c="2"/>O sistema exibe:</text:span></text:span></text:p>
                                              <text:p text:style-name="P25"><text:span text:style-name="Fonte_20_parág._20_padrão"><text:span text:style-name="T10"><text:s/><text:tab/>- mensagem: 'Caso este autor esteja relacionado a algum bem patrimonial, este ficará sem autor registrado. Tem certeza que deseja <text:s/>excluir? '.</text:span></text:span></text:p>
                                              <text:p text:style-name="P25"><text:span text:style-name="Fonte_20_parág._20_padrão"><text:span text:style-name="T10"><text:s/><text:tab/>- opção 'Confirmar' para confirmar a exclusão.</text:span></text:span></text:p>
                                              <text:p text:style-name="P25"><text:span text:style-name="Fonte_20_parág._20_padrão"><text:span text:style-name="T10"><text:s/><text:tab/>- opção 'Cancelar Exclusão' para cancelar a exclusão.</text:span></text:span></text:p>
                                              <text:p text:style-name="P25"><text:span text:style-name="Fonte_20_parág._20_padrão"><text:span text:style-name="T10">5. O Catalogador seleciona a opção 'Confirmar'.</text:span></text:span></text:p>
                                              <text:p text:style-name="P25"><text:span text:style-name="Fonte_20_parág._20_padrão"><text:span text:style-name="T10">6. O sistema exibe mensagem:</text:span></text:span></text:p>
                                              <text:p text:style-name="P25"><text:span text:style-name="Fonte_20_parág._20_padrão"><text:span text:style-name="T10"><text:s/><text:tab/>'Autor excluído com sucesso'</text:span></text:span></text:p>
                                              <text:p text:style-name="P25"><text:span text:style-name="Fonte_20_parág._20_padrão"><text:span text:style-name="T10">7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28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<text:soft-page-break/>1. <text:tab/>O sistema exibe a mensagem “Insira um Nome ou Parte do nome desejado e então o selecione na lista”;</text:p>
      <text:p text:style-name="P12"><text:tab/>2.<text:tab/>O sistema retorna ao passo 2 do Fluxo básico.</text:p>
      <text:p text:style-name="P12"/>
      <text:p text:style-name="P11">Fluxo Alternativo 2</text:p>
      <text:p text:style-name="P9"><text:tab/><text:span text:style-name="T2">Se no passo 3 do fluxo básico o nome inserido não for encontrado, então:</text:span></text:p>
      <text:p text:style-name="P14">1.<text:tab/>O sistema exibe a mensagem “Autor não encontrado”;</text:p>
      <text:list xml:id="list4240131812" text:style-name="L1">
        <text:list-item>
          <text:list>
            <text:list-item>
              <text:list>
                <text:list-item>
                  <text:p text:style-name="P26">O sistema retorna ao passo 2.</text:p>
                </text:list-item>
              </text:list>
            </text:list-item>
          </text:list>
        </text:list-item>
      </text:list>
      <text:p text:style-name="P15"/>
      <text:p text:style-name="P11">Fluxo Alternativo 3</text:p>
      <text:p text:style-name="P16"><text:span text:style-name="Fonte_20_parág._20_padrão"><text:span text:style-name="T3"><text:tab/>Se no passo 5 do fluxo básico o usuário seleciona a opção “Cancelar Exclusão”, então: </text:span></text:span></text:p>
      <text:p text:style-name="P23"><text:tab/> <text:s text:c="2"/>1. O Autor não é excluído do sistema;</text:p>
      <text:p text:style-name="P13"><text:tab/> <text:s text:c="2"/>2. O sistema retorna à página inicial e o caso de uso é encerrado;</text:p>
      <text:p text:style-name="P13">Fluxo Alternativo 4</text:p>
      <text:p text:style-name="P13"><text:tab/>Se a qualquer momento o usuário selecionar a opção “Cancelar” </text:p>
      <text:p text:style-name="P13"><text:tab/>O sistema retorna à página inicial e o caso de uso termina.</text:p>
      <text:p text:style-name="P13"/>
      <text:h text:style-name="P28" text:outline-level="1">Pós-condições</text:h>
      <text:p text:style-name="Standard"/>
      <text:list xml:id="list13606763761" text:style-name="L2">
        <text:list-item>
          <text:list>
            <text:list-item>
              <text:p text:style-name="P29">Fluxo Básico: O cadastro do autor é excluído do sistema e todos os bens patrimoniais relacionados com aquele autor ficam sem cadastro de autoria.</text:p>
            </text:list-item>
            <text:list-item>
              <text:p text:style-name="P29">Fluxo Alternativo 1: Não ocorre alteração na base de dados do sistema.</text:p>
            </text:list-item>
            <text:list-item>
              <text:p text:style-name="P29">Fluxo Alternativo 2: Não ocorre alteração na base de dados do sistema.</text:p>
            </text:list-item>
            <text:list-item>
              <text:p text:style-name="P29">Fluxo Alternativo 3: Não ocorre alteração na base de dados <text:s/>do sistema. </text:p>
            </text:list-item>
            <text:list-item>
              <text:p text:style-name="P30">Fluxo Alternativo 4: Não ocorre alteração na base de dados do sistema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4/02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26</meta:editing-cycles>
    <meta:editing-duration>PT54M45S</meta:editing-duration>
    <meta:generator>LibreOffice/3.5$Linux_X86_64 LibreOffice_project/350m1$Build-2</meta:generator>
    <dc:date>2013-06-26T13:32:05</dc:date>
    <dc:creator>Thais </dc:creator>
    <meta:document-statistic meta:table-count="2" meta:image-count="1" meta:object-count="0" meta:page-count="2" meta:paragraph-count="52" meta:word-count="533" meta:character-count="3103" meta:non-whitespace-character-count="2545"/>
  </office:meta>
</office:document-meta>
</file>